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5pt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5pt solid #000000"/>
    </style:style>
    <style:style style:name="P1" style:family="paragraph" style:parent-style-name="Standard">
      <style:paragraph-properties fo:margin-top="0in" fo:margin-bottom="0in" style:contextual-spacing="false" fo:text-align="justify" style:justify-single-word="false"/>
    </style:style>
    <style:style style:name="P2" style:family="paragraph" style:parent-style-name="Standard">
      <style:paragraph-properties fo:margin-top="0in" fo:margin-bottom="0in" style:contextual-spacing="false" fo:text-align="center" style:justify-single-word="false"/>
      <style:text-properties fo:font-size="28pt" fo:language="es" fo:country="UY" style:font-size-asian="28pt" style:font-size-complex="28pt"/>
    </style:style>
    <style:style style:name="P3" style:family="paragraph" style:parent-style-name="Standard">
      <style:paragraph-properties fo:margin-top="0in" fo:margin-bottom="0in" style:contextual-spacing="false" fo:text-align="end" style:justify-single-word="false"/>
      <style:text-properties fo:font-size="14pt" fo:language="es" fo:country="UY" officeooo:rsid="000bc4fe" officeooo:paragraph-rsid="0033e5b3" style:font-size-asian="14pt" style:font-size-complex="14pt"/>
    </style:style>
    <style:style style:name="P4" style:family="paragraph" style:parent-style-name="Standard">
      <style:paragraph-properties fo:margin-top="0in" fo:margin-bottom="0in" style:contextual-spacing="false" fo:text-align="justify" style:justify-single-word="false"/>
      <style:text-properties fo:language="es" fo:country="UY"/>
    </style:style>
    <style:style style:name="P5" style:family="paragraph" style:parent-style-name="Standard">
      <style:paragraph-properties fo:margin-top="0in" fo:margin-bottom="0in" style:contextual-spacing="false" fo:text-align="justify" style:justify-single-word="false"/>
      <style:text-properties fo:language="es" fo:country="UY" officeooo:rsid="00302d58" officeooo:paragraph-rsid="002e7477"/>
    </style:style>
    <style:style style:name="P6" style:family="paragraph" style:parent-style-name="Standard">
      <style:paragraph-properties fo:margin-top="0in" fo:margin-bottom="0in" style:contextual-spacing="false" fo:text-align="justify" style:justify-single-word="false" fo:break-before="page"/>
    </style:style>
    <style:style style:name="P7" style:family="paragraph" style:parent-style-name="Standard">
      <style:paragraph-properties fo:text-align="justify" style:justify-single-word="false"/>
      <style:text-properties officeooo:paragraph-rsid="000190d8"/>
    </style:style>
    <style:style style:name="P8" style:family="paragraph" style:parent-style-name="Standard">
      <style:paragraph-properties fo:text-align="justify" style:justify-single-word="false"/>
      <style:text-properties officeooo:paragraph-rsid="0010ea56"/>
    </style:style>
    <style:style style:name="P9" style:family="paragraph" style:parent-style-name="Standard">
      <style:text-properties fo:language="es" fo:country="UY"/>
    </style:style>
    <style:style style:name="P10" style:family="paragraph" style:parent-style-name="Standard">
      <style:text-properties fo:language="es" fo:country="UY" officeooo:rsid="00367419" officeooo:paragraph-rsid="00367419"/>
    </style:style>
    <style:style style:name="P11" style:family="paragraph" style:parent-style-name="Standard">
      <style:paragraph-properties fo:text-align="justify" style:justify-single-word="false"/>
      <style:text-properties fo:language="es" fo:country="UY" officeooo:rsid="0012982b" officeooo:paragraph-rsid="0012982b"/>
    </style:style>
    <style:style style:name="P12" style:family="paragraph" style:parent-style-name="Standard">
      <style:paragraph-properties fo:text-align="justify" style:justify-single-word="false"/>
      <style:text-properties fo:language="es" fo:country="UY" officeooo:rsid="00020995" officeooo:paragraph-rsid="0005cc65"/>
    </style:style>
    <style:style style:name="P13" style:family="paragraph" style:parent-style-name="Standard">
      <style:paragraph-properties fo:text-align="justify" style:justify-single-word="false"/>
      <style:text-properties fo:language="es" fo:country="UY" officeooo:paragraph-rsid="0005cc65"/>
    </style:style>
    <style:style style:name="P14" style:family="paragraph" style:parent-style-name="Standard">
      <style:paragraph-properties fo:text-align="justify" style:justify-single-word="false"/>
      <style:text-properties fo:language="es" fo:country="UY" officeooo:paragraph-rsid="0006b443"/>
    </style:style>
    <style:style style:name="P15" style:family="paragraph" style:parent-style-name="Standard">
      <style:paragraph-properties fo:text-align="justify" style:justify-single-word="false"/>
      <style:text-properties fo:language="es" fo:country="UY" officeooo:paragraph-rsid="000c002e"/>
    </style:style>
    <style:style style:name="P16" style:family="paragraph" style:parent-style-name="Standard">
      <style:paragraph-properties fo:text-align="justify" style:justify-single-word="false"/>
      <style:text-properties fo:language="es" fo:country="UY" officeooo:paragraph-rsid="0021a16e"/>
    </style:style>
    <style:style style:name="P17" style:family="paragraph" style:parent-style-name="Standard">
      <style:paragraph-properties fo:text-align="justify" style:justify-single-word="false"/>
      <style:text-properties fo:language="es" fo:country="UY" officeooo:paragraph-rsid="00244845"/>
    </style:style>
    <style:style style:name="P18" style:family="paragraph" style:parent-style-name="Standard">
      <style:paragraph-properties fo:text-align="justify" style:justify-single-word="false"/>
      <style:text-properties fo:language="es" fo:country="UY" officeooo:rsid="000cda47" officeooo:paragraph-rsid="001141f3"/>
    </style:style>
    <style:style style:name="P19" style:family="paragraph" style:parent-style-name="Standard">
      <style:text-properties fo:language="es" fo:country="UY" officeooo:rsid="001bddb4" officeooo:paragraph-rsid="001bddb4"/>
    </style:style>
    <style:style style:name="P20" style:family="paragraph" style:parent-style-name="Standard">
      <style:text-properties fo:language="es" fo:country="UY" officeooo:rsid="002a5055" officeooo:paragraph-rsid="002a5055"/>
    </style:style>
    <style:style style:name="P21" style:family="paragraph" style:parent-style-name="Standard">
      <style:paragraph-properties fo:text-align="justify" style:justify-single-word="false"/>
      <style:text-properties fo:language="es" fo:country="UY" fo:font-weight="normal" officeooo:rsid="0019162c" officeooo:paragraph-rsid="0019162c" style:font-weight-asian="normal" style:font-weight-complex="normal"/>
    </style:style>
    <style:style style:name="P22" style:family="paragraph" style:parent-style-name="Standard">
      <style:paragraph-properties fo:text-align="justify" style:justify-single-word="false"/>
      <style:text-properties fo:language="es" fo:country="UY" fo:font-weight="normal" officeooo:rsid="001bddb4" officeooo:paragraph-rsid="001bddb4" style:font-weight-asian="normal" style:font-weight-complex="normal"/>
    </style:style>
    <style:style style:name="P23" style:family="paragraph" style:parent-style-name="Standard">
      <style:paragraph-properties fo:text-align="justify" style:justify-single-word="false"/>
      <style:text-properties fo:language="es" fo:country="UY" fo:font-weight="normal" officeooo:rsid="001bddb4" officeooo:paragraph-rsid="001fdb4e" style:font-weight-asian="normal" style:font-weight-complex="normal"/>
    </style:style>
    <style:style style:name="P24" style:family="paragraph" style:parent-style-name="Standard">
      <style:paragraph-properties fo:text-align="justify" style:justify-single-word="false"/>
      <style:text-properties fo:language="es" fo:country="UY" fo:font-weight="normal" officeooo:rsid="001fdb4e" officeooo:paragraph-rsid="001fdb4e" style:font-weight-asian="normal" style:font-weight-complex="normal"/>
    </style:style>
    <style:style style:name="P25" style:family="paragraph" style:parent-style-name="Standard">
      <style:paragraph-properties fo:text-align="justify" style:justify-single-word="false"/>
      <style:text-properties fo:language="es" fo:country="UY" fo:font-weight="normal" officeooo:rsid="0025ba85" officeooo:paragraph-rsid="0025ba85" style:font-weight-asian="normal" style:font-weight-complex="normal"/>
    </style:style>
    <style:style style:name="P26" style:family="paragraph" style:parent-style-name="Standard">
      <style:paragraph-properties fo:text-align="justify" style:justify-single-word="false"/>
      <style:text-properties fo:language="es" fo:country="UY" officeooo:rsid="001141f3" officeooo:paragraph-rsid="001141f3"/>
    </style:style>
    <style:style style:name="P27" style:family="paragraph" style:parent-style-name="Standard">
      <style:paragraph-properties fo:text-align="justify" style:justify-single-word="false"/>
      <style:text-properties fo:language="es" fo:country="UY" officeooo:rsid="002248e9" officeooo:paragraph-rsid="002248e9"/>
    </style:style>
    <style:style style:name="P28" style:family="paragraph" style:parent-style-name="Standard">
      <style:paragraph-properties fo:text-align="justify" style:justify-single-word="false"/>
      <style:text-properties fo:language="es" fo:country="UY" officeooo:rsid="00244845" officeooo:paragraph-rsid="00244845"/>
    </style:style>
    <style:style style:name="P29" style:family="paragraph" style:parent-style-name="Standard">
      <style:text-properties fo:language="es" fo:country="UY" officeooo:rsid="00244845" officeooo:paragraph-rsid="00244845"/>
    </style:style>
    <style:style style:name="P30" style:family="paragraph" style:parent-style-name="Standard">
      <style:paragraph-properties fo:text-align="justify" style:justify-single-word="false"/>
      <style:text-properties fo:language="es" fo:country="UY" officeooo:rsid="0025a15e" officeooo:paragraph-rsid="0025a15e"/>
    </style:style>
    <style:style style:name="P31" style:family="paragraph" style:parent-style-name="Standard">
      <style:paragraph-properties fo:text-align="justify" style:justify-single-word="false"/>
      <style:text-properties fo:language="es" fo:country="UY" fo:font-weight="bold" officeooo:rsid="0025a15e" officeooo:paragraph-rsid="0025a15e" style:font-weight-asian="bold" style:font-weight-complex="bold"/>
    </style:style>
    <style:style style:name="P32" style:family="paragraph" style:parent-style-name="Standard">
      <style:paragraph-properties fo:text-align="justify" style:justify-single-word="false"/>
      <style:text-properties fo:language="es" fo:country="UY" officeooo:rsid="0025ba85" officeooo:paragraph-rsid="0025ba85"/>
    </style:style>
    <style:style style:name="P33" style:family="paragraph" style:parent-style-name="Standard">
      <style:paragraph-properties fo:text-align="justify" style:justify-single-word="false"/>
      <style:text-properties fo:language="es" fo:country="UY" officeooo:rsid="003a39b4" officeooo:paragraph-rsid="003a4376"/>
    </style:style>
    <style:style style:name="P34" style:family="paragraph" style:parent-style-name="Standard">
      <style:paragraph-properties fo:text-align="justify" style:justify-single-word="false"/>
      <style:text-properties fo:language="es" fo:country="UY" officeooo:rsid="003b84fe" officeooo:paragraph-rsid="003dd2a0"/>
    </style:style>
    <style:style style:name="P35" style:family="paragraph" style:parent-style-name="Standard">
      <style:paragraph-properties fo:margin-left="0in" fo:margin-right="0in" fo:text-indent="0in" style:auto-text-indent="false"/>
      <style:text-properties style:font-name="Courier 10 Pitch" fo:font-size="8pt" fo:language="es" fo:country="UY" fo:font-weight="normal" officeooo:rsid="0020332b" officeooo:paragraph-rsid="0020332b" style:font-size-asian="8pt" style:font-weight-asian="normal" style:font-size-complex="8pt" style:font-weight-complex="normal"/>
    </style:style>
    <style:style style:name="P36" style:family="paragraph" style:parent-style-name="Standard">
      <style:paragraph-properties fo:margin-left="0.5in" fo:margin-right="0in" fo:text-align="justify" style:justify-single-word="false" fo:text-indent="0in" style:auto-text-indent="false"/>
      <style:text-properties fo:language="es" fo:country="UY" officeooo:rsid="003c01e6" officeooo:paragraph-rsid="003dd2a0"/>
    </style:style>
    <style:style style:name="P37" style:family="paragraph" style:parent-style-name="Heading_20_2">
      <style:text-properties fo:language="es" fo:country="UY"/>
    </style:style>
    <style:style style:name="P38" style:family="paragraph" style:parent-style-name="Text_20_body">
      <style:text-properties fo:language="es" fo:country="UY" officeooo:paragraph-rsid="003b84fe"/>
    </style:style>
    <style:style style:name="P39" style:family="paragraph" style:parent-style-name="Heading_20_3">
      <style:text-properties fo:language="es" fo:country="UY"/>
    </style:style>
    <style:style style:name="P40" style:family="paragraph" style:parent-style-name="Title">
      <style:paragraph-properties fo:text-align="center" style:justify-single-word="false"/>
      <style:text-properties fo:font-size="28pt" fo:language="es" fo:country="UY" style:font-size-asian="28pt" style:font-size-complex="28pt"/>
    </style:style>
    <style:style style:name="P41" style:family="paragraph" style:parent-style-name="Table_20_Contents">
      <style:text-properties style:font-name="Courier 10 Pitch" fo:font-size="8pt" fo:language="es" fo:country="UY" officeooo:rsid="00244845" officeooo:paragraph-rsid="00244845" style:font-size-asian="8pt" style:font-size-complex="8pt"/>
    </style:style>
    <style:style style:name="P42" style:family="paragraph" style:parent-style-name="Table_20_Contents">
      <style:text-properties style:font-name="Courier 10 Pitch" fo:font-size="8pt" fo:language="es" fo:country="UY" officeooo:rsid="00244845" officeooo:paragraph-rsid="00244845" style:font-size-asian="7pt" style:font-size-complex="8pt"/>
    </style:style>
    <style:style style:name="P43" style:family="paragraph" style:parent-style-name="Standard" style:list-style-name="L3">
      <style:paragraph-properties fo:text-align="justify" style:justify-single-word="false"/>
      <style:text-properties fo:language="es" fo:country="UY" officeooo:paragraph-rsid="0005cc65"/>
    </style:style>
    <style:style style:name="P44" style:family="paragraph" style:parent-style-name="Standard" style:list-style-name="L3">
      <style:paragraph-properties fo:text-align="justify" style:justify-single-word="false"/>
      <style:text-properties fo:language="es" fo:country="UY" officeooo:paragraph-rsid="0006b443"/>
    </style:style>
    <style:style style:name="P45" style:family="paragraph" style:parent-style-name="Standard">
      <style:paragraph-properties fo:text-align="justify" style:justify-single-word="false"/>
      <style:text-properties fo:language="es" fo:country="UY" officeooo:paragraph-rsid="003dd2a0"/>
    </style:style>
    <style:style style:name="P46" style:family="paragraph" style:parent-style-name="Standard" style:list-style-name="L1">
      <style:paragraph-properties fo:margin-top="0in" fo:margin-bottom="0in" style:contextual-spacing="false" fo:text-align="justify" style:justify-single-word="false"/>
      <style:text-properties fo:language="es" fo:country="UY" officeooo:rsid="002e7477" officeooo:paragraph-rsid="002e7477"/>
    </style:style>
    <style:style style:name="P47" style:family="paragraph" style:parent-style-name="Standard" style:list-style-name="L1">
      <style:paragraph-properties fo:margin-top="0in" fo:margin-bottom="0in" style:contextual-spacing="false" fo:text-align="justify" style:justify-single-word="false"/>
      <style:text-properties fo:language="es" fo:country="UY" officeooo:rsid="00302d58" officeooo:paragraph-rsid="00302d58"/>
    </style:style>
    <style:style style:name="P48" style:family="paragraph" style:parent-style-name="Standard" style:list-style-name="L1">
      <style:paragraph-properties fo:margin-top="0in" fo:margin-bottom="0in" style:contextual-spacing="false" fo:text-align="justify" style:justify-single-word="false"/>
      <style:text-properties fo:language="es" fo:country="UY" officeooo:rsid="00310f1f" officeooo:paragraph-rsid="00310f1f"/>
    </style:style>
    <style:style style:name="P49" style:family="paragraph" style:parent-style-name="Standard" style:list-style-name="L4">
      <style:paragraph-properties fo:margin-top="0in" fo:margin-bottom="0.1965in" style:contextual-spacing="false" fo:text-align="justify" style:justify-single-word="false"/>
      <style:text-properties fo:language="es" fo:country="UY" officeooo:paragraph-rsid="0006c235"/>
    </style:style>
    <style:style style:name="P50" style:family="paragraph" style:parent-style-name="Standard" style:list-style-name="L4">
      <style:paragraph-properties fo:margin-top="0in" fo:margin-bottom="0.1965in" style:contextual-spacing="false" fo:text-align="justify" style:justify-single-word="false"/>
      <style:text-properties fo:language="es" fo:country="UY" officeooo:rsid="0006b443" officeooo:paragraph-rsid="0006c235"/>
    </style:style>
    <style:style style:name="P51" style:family="paragraph" style:parent-style-name="Heading_20_2" style:list-style-name="L2">
      <style:paragraph-properties fo:text-align="justify" style:justify-single-word="false"/>
      <style:text-properties fo:language="es" fo:country="UY"/>
    </style:style>
    <style:style style:name="P52" style:family="paragraph" style:parent-style-name="Heading_20_2" style:list-style-name="L2">
      <style:paragraph-properties fo:text-align="justify" style:justify-single-word="false"/>
      <style:text-properties fo:language="es" fo:country="UY" officeooo:paragraph-rsid="0012982b"/>
    </style:style>
    <style:style style:name="P53" style:family="paragraph" style:parent-style-name="Heading_20_2" style:list-style-name="L2">
      <style:paragraph-properties fo:text-align="justify" style:justify-single-word="false"/>
      <style:text-properties fo:font-size="16pt" fo:language="es" fo:country="UY" fo:font-weight="normal" officeooo:paragraph-rsid="001bddb4" style:font-size-asian="16pt" style:font-weight-asian="normal" style:font-size-complex="16pt"/>
    </style:style>
    <style:style style:name="P54" style:family="paragraph" style:parent-style-name="Heading_20_2" style:list-style-name="L2">
      <style:paragraph-properties fo:text-align="justify" style:justify-single-word="false"/>
      <style:text-properties fo:font-size="16pt" fo:language="es" fo:country="UY" fo:font-weight="normal" officeooo:rsid="001bddb4" officeooo:paragraph-rsid="001bddb4" style:font-size-asian="16pt" style:font-weight-asian="normal" style:font-size-complex="16pt"/>
    </style:style>
    <style:style style:name="P55" style:family="paragraph" style:parent-style-name="Title" style:master-page-name="Standard">
      <style:paragraph-properties fo:text-align="center" style:justify-single-word="false" style:page-number="1"/>
      <style:text-properties fo:font-size="28pt" fo:language="es" fo:country="UY" style:font-size-asian="28pt" style:font-size-complex="28pt"/>
    </style:style>
    <style:style style:name="T1" style:family="text">
      <style:text-properties fo:color="#1155cc" fo:language="es" fo:country="UY" style:text-underline-style="solid" style:text-underline-width="auto" style:text-underline-color="font-color"/>
    </style:style>
    <style:style style:name="T2" style:family="text">
      <style:text-properties officeooo:rsid="00020995"/>
    </style:style>
    <style:style style:name="T3" style:family="text">
      <style:text-properties officeooo:rsid="0005cc65"/>
    </style:style>
    <style:style style:name="T4" style:family="text">
      <style:text-properties officeooo:rsid="0006b443"/>
    </style:style>
    <style:style style:name="T5" style:family="text">
      <style:text-properties officeooo:rsid="0006c235"/>
    </style:style>
    <style:style style:name="T6" style:family="text">
      <style:text-properties officeooo:rsid="0010ea56"/>
    </style:style>
    <style:style style:name="T7" style:family="text">
      <style:text-properties fo:font-weight="bold" style:font-weight-asian="bold" style:font-weight-complex="bold"/>
    </style:style>
    <style:style style:name="T8" style:family="text">
      <style:text-properties officeooo:rsid="001e4fc1"/>
    </style:style>
    <style:style style:name="T9" style:family="text">
      <style:text-properties officeooo:rsid="0021a16e"/>
    </style:style>
    <style:style style:name="T10" style:family="text">
      <style:text-properties officeooo:rsid="00273b89"/>
    </style:style>
    <style:style style:name="T11" style:family="text">
      <style:text-properties officeooo:rsid="0028d368"/>
    </style:style>
    <style:style style:name="T12" style:family="text">
      <style:text-properties officeooo:rsid="002bc761"/>
    </style:style>
    <style:style style:name="T13" style:family="text">
      <style:text-properties officeooo:rsid="00357bd1"/>
    </style:style>
    <style:style style:name="T14" style:family="text">
      <style:text-properties officeooo:rsid="003a4376"/>
    </style:style>
    <style:style style:name="T15" style:family="text">
      <style:text-properties officeooo:rsid="003b84fe"/>
    </style:style>
    <style:style style:name="T16" style:family="text">
      <style:text-properties officeooo:rsid="003eea38"/>
    </style:style>
    <style:style style:name="T17" style:family="text">
      <style:text-properties fo:language="es" fo:country="UY"/>
    </style:style>
    <style:style style:name="T18" style:family="text">
      <style:text-properties fo:language="es" fo:country="UY" officeooo:rsid="00367419"/>
    </style:style>
    <style:style style:name="T19" style:family="text">
      <style:text-properties fo:language="es" fo:country="UY" officeooo:rsid="000190d8"/>
    </style:style>
    <style:style style:name="T20" style:family="text">
      <style:text-properties fo:language="es" fo:country="UY" officeooo:rsid="002cb7cf"/>
    </style:style>
    <style:style style:name="T21" style:family="text">
      <style:text-properties fo:language="es" fo:country="UY" officeooo:rsid="000dda2f"/>
    </style:style>
    <style:style style:name="T22" style:family="text">
      <style:text-properties officeooo:rsid="00413185"/>
    </style:style>
    <style:style style:name="T23" style:family="text">
      <style:text-properties officeooo:rsid="00413d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0"/>
      <text:p text:style-name="P40"/>
      <text:p text:style-name="P40"/>
      <text:p text:style-name="P40">Descripción del Software <text:span text:style-name="T13">utilizado para la c</text:span>aptura de <text:span text:style-name="T16">las posiciones de la mano durante un movimiento</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odolfo Arocena</text:p>
      <text:p text:style-name="P3">CI: 2.890.960-0</text:p>
      <text:p text:style-name="P6"><text:span text:style-name="T18">Este documento</text:span><text:span text:style-name="T17"> describe la utilización y adaptación del </text:span><text:span text:style-name="T19">script provisto a través del repositorio git </text:span><text:a xlink:type="simple" xlink:href="https://github.com/FORTH-ModelBasedTracker/HandTracker" text:style-name="Internet_20_link" text:visited-style-name="Visited_20_Internet_20_Link"><text:span text:style-name="T1">FORTH Model Based Hand Tracker</text:span></text:a><text:span text:style-name="T17"> con el objetivo de <text:s/>explorar las posibilidades de desarrollar un software capaz de detectar la intención de una acción manual por medio del empleo del dispositivo Microsoft Kinect (se trabajó con la versión uno de este dispositivo), </text:span><text:span text:style-name="T20">así como también los nuevos scripts generados.</text:span></text:p>
      <text:p text:style-name="P1"><text:span text:style-name="T17">El </text:span><text:a xlink:type="simple" xlink:href="https://github.com/FORTH-ModelBasedTracker/HandTracker" text:style-name="Internet_20_link" text:visited-style-name="Visited_20_Internet_20_Link"><text:span text:style-name="T1">FORTH Model Based Hand Tracker</text:span></text:a><text:span text:style-name="T17"> utiliza las librerías “</text:span><text:a xlink:type="simple" xlink:href="http://cvrlcode.ics.forth.gr/handtracking/" text:style-name="Internet_20_link" text:visited-style-name="Visited_20_Internet_20_Link"><text:span text:style-name="T1">Model Based Vision (MBV) libraries</text:span></text:a><text:span text:style-name="T17">” creadas en el “</text:span><text:a xlink:type="simple" xlink:href="http://cvrlcode.ics.forth.gr/handtracking/?page_id=7" text:style-name="Internet_20_link" text:visited-style-name="Visited_20_Internet_20_Link"><text:span text:style-name="T1">Laboratorio de Computación Gráfica y Robótica en ICS/FORTH</text:span></text:a><text:span text:style-name="T17">”. Estas librerías son de libre uso para trabajos académicos bajo la licencia </text:span><text:a xlink:type="simple" xlink:href="https://github.com/FORTH-ModelBasedTracker/HandTracker/blob/master/license.txt" text:style-name="Internet_20_link" text:visited-style-name="Visited_20_Internet_20_Link"><text:span text:style-name="T1">licencia</text:span></text:a><text:span text:style-name="T17">.</text:span></text:p>
      <text:p text:style-name="P4">Para configurar el ambiente de pruebas seguir la guía “Configuración Ambiente Hand Tracker”.</text:p>
      <text:p text:style-name="P5">Los scripts generados que se encuentran en el directorio taller-src dentro del paquete de entrega son:</text:p>
      <text:list xml:id="list3710615119660438432" text:style-name="L1">
        <text:list-item>
          <text:p text:style-name="P46">SingleHandTracking.py</text:p>
        </text:list-item>
        <text:list-item>
          <text:p text:style-name="P46">HandPosition.py</text:p>
        </text:list-item>
        <text:list-item>
          <text:p text:style-name="P47">parseJsonPosition.py</text:p>
        </text:list-item>
        <text:list-item>
          <text:p text:style-name="P48">picarPositionsCaptura.py</text:p>
        </text:list-item>
        <text:list-item>
          <text:p text:style-name="P48">runme.sh</text:p>
        </text:list-item>
      </text:list>
      <text:p text:style-name="P9"/>
      <text:p text:style-name="P10">A continuación se describen los mencionados scripts.</text:p>
      <text:list xml:id="list2139684758948585689" text:style-name="L2">
        <text:list-item>
          <text:p text:style-name="P52"><text:bookmark text:name="docs-internal-guid-3b0a13f0-8be7-4672-fc50-2d7afe7878ca"/>SingleHandTracking.py</text:p>
        </text:list-item>
      </text:list>
      <text:p text:style-name="P11">Para poder ejecutar este script es <text:span text:style-name="T22">necesario</text:span> haber realizado la configuración de ambiente como se indica en el documento: <text:span text:style-name="T7">Configuración Ambiente FORTH Model based Hand Tracker.odt</text:span>.</text:p>
      <text:p text:style-name="P7"><text:span text:style-name="T17">Este script que se puede descargar del siguiente repositorio git <text:s/></text:span><text:a xlink:type="simple" xlink:href="https://github.com/FORTH-ModelBasedTracker/HandTracker" text:style-name="Internet_20_link" text:visited-style-name="Visited_20_Internet_20_Link"><text:span text:style-name="T1">FORTH Model Based Hand Tracker</text:span></text:a><text:span text:style-name="T17"> </text:span><text:span text:style-name="T21">u</text:span><text:span text:style-name="T17">tiliza las librerías “</text:span><text:a xlink:type="simple" xlink:href="http://cvrlcode.ics.forth.gr/handtracking/" text:style-name="Internet_20_link" text:visited-style-name="Visited_20_Internet_20_Link"><text:span text:style-name="T1">Model Based Vision (MBV) libraries</text:span></text:a><text:span text:style-name="T17">” creadas en el “</text:span><text:a xlink:type="simple" xlink:href="http://cvrlcode.ics.forth.gr/handtracking/?page_id=7" text:style-name="Internet_20_link" text:visited-style-name="Visited_20_Internet_20_Link"><text:span text:style-name="T1">Laboratorio de Computación Gráfica y Robótica en ICS/FORTH</text:span></text:a><text:span text:style-name="T17">”. Estas librerías son de libre uso para trabajos académicos bajo la </text:span><text:a xlink:type="simple" xlink:href="https://github.com/FORTH-ModelBasedTracker/HandTracker/blob/master/license.txt" text:style-name="Internet_20_link" text:visited-style-name="Visited_20_Internet_20_Link"><text:span text:style-name="T1">licencia</text:span></text:a><text:span text:style-name="T17">.</text:span></text:p>
      <text:p text:style-name="P8"><text:span text:style-name="T19">El script implementa un pipeline hand tracker como se describe en</text:span><text:span text:style-name="T17"> </text:span><text:a xlink:type="simple" xlink:href="http://users.ics.forth.gr/~argyros/mypapers/2011_09_bmvc_kinect_hand_tracking.pdf" text:style-name="Internet_20_link" text:visited-style-name="Visited_20_Internet_20_Link"><text:span text:style-name="T17">Oikonomidis et al: Efficient model-based 3D tracking of hand articulations using Kinect</text:span></text:a><text:span text:style-name="T17">. </text:span><text:span text:style-name="T21">Es recomendable revisar también la referencia [1] del paper anterior: </text:span><text:a xlink:type="simple" xlink:href="http://resources.mpi-inf.mpg.de/VirtualHumans/publ/sca2003.pdf" text:style-name="Internet_20_link" text:visited-style-name="Visited_20_Internet_20_Link"><text:span text:style-name="T21">Construction and Animation of Anatomically Based Human Hand Models</text:span></text:a><text:span text:style-name="T21">.</text:span></text:p>
      <text:p text:style-name="P12">Este software realiza un seguimiento en tres dimensiones de la posición, orientación y articulaciones de una mano humana. El método desarrollado estima la posición de la mano con sus articulaciones mediante un modelo en 3D formado por 27 parámetros que detallan a continuación:</text:p>
      <text:p text:style-name="P13"/>
      <text:list xml:id="list8794315792252617733" text:style-name="L3">
        <text:list-item>
          <text:p text:style-name="P43">Un punto fijo <text:span text:style-name="T3">con coordenadas (x, y, z) </text:span>que representa la posición global de la palma</text:p>
        </text:list-item>
        <text:list-item>
          <text:p text:style-name="P44"><text:span text:style-name="T3">La </text:span>orientación global con un <text:span text:style-name="T4">q</text:span>uaternion  <text:span text:style-name="T4">con coordenadas (x, y, z, w)</text:span></text:p>
        </text:list-item>
        <text:list-item>
          <text:p text:style-name="P44"><text:span text:style-name="T4">C</text:span>ada dedo de la mano es representado por 4 parámetros. <text:span text:style-name="T4">Dos </text:span>p<text:span text:style-name="T4">ar</text:span>a la <text:span text:style-name="T4">falange</text:span> de la base del dedo y <text:span text:style-name="T4">uno para cada una de las otras dos. Tomando como ejemplo el dedo meñique (pinky en inglés) el mismo se modela de la siguiente forma: </text:span></text:p>
        </text:list-item>
      </text:list>
      <text:p text:style-name="P14"/>
      <text:list xml:id="list4218786056221718152" text:style-name="L4">
        <text:list-item>
          <text:p text:style-name="P49">pinky_pos.Pitch: <text:span text:style-name="T4">Es el </text:span>ángulo <text:span text:style-name="T5">formado entre la falange base del dedo y el </text:span>plano de la palma.</text:p>
        </text:list-item>
        <text:list-item>
          <text:p text:style-name="P49"><text:soft-page-break/>pinky_pos.Yaw : <text:span text:style-name="T4">Es </text:span>el ángulo <text:span text:style-name="T5">formado con entre la falange base del dedo y el</text:span> dedo contiguo. </text:p>
        </text:list-item>
        <text:list-item>
          <text:p text:style-name="P50">pinky2_pos.Pitch: Es el ángulo formado entre la segunda falange y la falange base del dedo.</text:p>
        </text:list-item>
        <text:list-item>
          <text:p text:style-name="P50">pinky3_pos.Pitch: Es el ángulo formado entre la tercer falange y la segunda..</text:p>
        </text:list-item>
      </text:list>
      <text:p text:style-name="P15"><text:span text:style-name="T2">Dado este <text:s/>modelo, se resuelve un problema de optimización tratando de minimizar la diferencia entre el modelo 3D de la observación anterior y los datos de la observación actual extraídos del kinect. El SinglehandTracking.py tiene una iteración principal en la </text:span>que en cada paso re calcula los parámetros del modelo con la mencionada optimización. </text:p>
      <text:p text:style-name="P37">Frecuencia de captura</text:p>
      <text:p text:style-name="P18">Dependiendo del hardware se podrían alcanzar frecuencia de 30 fps. Si bien el kinect permite capturar a una frecuencia de 30 fps, <text:span text:style-name="T6">el tracker realiza los cálculos de optimización <text:s/>en cada captura agregando una sobrecarga de tiempo. Por lo tanto la cantidad de posiciones obtenidas por segundo va a depender la velocidad en que se realicen los cálculos de optimización. En nuestro caso además de estos cálculos se agrega también un overhead por el logueo a archivo de cada posición de la mano. El tracker en modo captura muestra una pantalla con la captura que está realizando y como información adicional despliega la frecuencia de captura alcanzada en cada captura.</text:span></text:p>
      <text:p text:style-name="P37">Adaptación del script</text:p>
      <text:p text:style-name="P19">A continuación se detallan las modificaciones realizadas al tracker para realizar el logueo de las posiciones de la mano.</text:p>
      <text:p text:style-name="P20"><text:span text:style-name="T12">Se debe s</text:span>ustituir el script original <text:span text:style-name="T12">por el SingleHandTracker.py adaptado </text:span>en <text:span text:style-name="T22">directorio</text:span> src del HandTracker.</text:p>
      <text:p text:style-name="P39">Modo de captura</text:p>
      <text:p text:style-name="P21">El tracker permite extraer las posiciones de la mano de una captura previa salvada como archivo .oni. Por defecto viene configurado para obtener las posiciones de la mano desde el archivo loop.oni. Par que realice la captura directamente del sensor se debe setar la variable oniPath con el string vacío: oniPath = ''.</text:p>
      <text:p text:style-name="P22">En modo captura el tracker tiene los siguientes comandos :</text:p>
      <text:p text:style-name="P22">Tecla “s”: Comienza o para la captura</text:p>
      <text:p text:style-name="P22">Tecla “p”: Pausa la captura</text:p>
      <text:p text:style-name="P22">Tecla “q”: Sale del modo captura</text:p>
      <text:p text:style-name="P39">Logueo de la posición</text:p>
      <text:p text:style-name="P22">La posición se modelo con la clase Position en el módulo HandPosition que se especifica más adelante en este documento.</text:p>
      <text:p text:style-name="P23">Una vez iniciado el tracker, cada captura se guarda en un archivo independiente. <text:span text:style-name="T8">Es decir cada vez que se presiona S se genera un archivo con nombre “jointsTrack_n” donde n es </text:span><text:soft-page-break/><text:span text:style-name="T8">una secuencia que comienza en 0 cada vez que se inicia el tracker. Se agrega la variable FILE_PREFIX en el SingleHandtracker para definir el prefijo del archivo. </text:span></text:p>
      <text:p text:style-name="P16">Se agrega a la función guardarPosition <text:span text:style-name="T9">para realizar el logueo de la posición calculada. A continuación se muestra un seudocódigo de dicha función. El logueo de la posición se realiza en formato JSON.</text:span></text:p>
      <text:p text:style-name="P24"/>
      <table:table table:name="Table1" table:style-name="Table1">
        <table:table-column table:style-name="Table1.A"/>
        <table:table-row>
          <table:table-cell table:style-name="Table1.A1" office:value-type="string">
            <text:p text:style-name="P35"># Permite guardar en un archvio la posicion actual de la mano </text:p>
            <text:p text:style-name="P35"># Parametros: </text:p>
            <text:p text:style-name="P35"># <text:s text:c="6"/>clbDepth: Depth calibration </text:p>
            <text:p text:style-name="P35"># <text:s text:c="12"/>ht: Instancia de la HandTracker lib </text:p>
            <text:p text:style-name="P35"># <text:s/>currentHandPose: Estructura con los 27 parametros calculados </text:p>
            <text:p text:style-name="P35"># <text:s text:c="18"/>para la posicion actual </text:p>
            <text:p text:style-name="P35"># <text:s text:c="6"/>jsonFile: Arhivo donde se va a persitir la posicion </text:p>
            <text:p text:style-name="P35">def guardarPosition(clbDepth, ht, currentHandPose, jsonFile): </text:p>
            <text:p text:style-name="P35"/>
            <text:p text:style-name="P35"><text:s text:c="4"/># Array con los 27 parametros del modelo </text:p>
            <text:p text:style-name="P35"><text:s text:c="4"/>arrayCurrentHandPose = Construye un array a partir del parámetro currentHandPose</text:p>
            <text:p text:style-name="P35"/>
            <text:p text:style-name="P35"><text:s text:c="4"/>d = <text:s/>centros de las esferas correspondientes a los joints de los dedos y a los 2 puntos de la palma . 5*4 (4 joints por dedo) + 2 (palma) = 22 puntos </text:p>
            <text:p text:style-name="P35"><text:s text:c="3"/></text:p>
            <text:p text:style-name="P35"><text:s text:c="4"/># Transforma los puntos de los centros de las esferas en un array </text:p>
            <text:p text:style-name="P35"><text:s text:c="4"/>centros = convertir en array d</text:p>
            <text:p text:style-name="P35"/>
            <text:p text:style-name="P35"><text:s text:c="4"/># Crea la posicion correspondiente a la captura </text:p>
            <text:p text:style-name="P35"><text:s text:c="4"/>position = Position(arrayCurrentHandPose, centros, fechaActual()) </text:p>
            <text:p text:style-name="P35"/>
            <text:p text:style-name="P35"><text:s text:c="4"/># Persiste en del archivo jsonFiel la el objeto position en formato JSON</text:p>
            <text:p text:style-name="P35"><text:s text:c="4"/>jsonFile.write(position.toJson()) </text:p>
            <text:p text:style-name="P35"><text:s/></text:p>
          </table:table-cell>
        </table:table-row>
      </table:table>
      <text:p text:style-name="P26"/>
      <text:p text:style-name="P27">El <text:span text:style-name="T22">directorio</text:span> de salida donde generar los <text:span text:style-name="T22">archivos</text:span> se obtiene de la variable de ambiente DIR_SALIDAS_VAR que debe configurarse en el archivo runme.sh como se detalla más adelante.</text:p>
      <text:p text:style-name="P27"/>
      <text:list xml:id="list184356310911198" text:continue-list="list2139684758948585689" text:style-name="L2">
        <text:list-item>
          <text:p text:style-name="P53">HandPosition.py</text:p>
        </text:list-item>
      </text:list>
      <text:p text:style-name="P28">Este archivo contiene las dos clases utilizadas para modelar la posición: Position y Point3D.</text:p>
      <text:p text:style-name="P30">A continuación se muestra un seudocódigo de dichas clases.</text:p>
      <text:p text:style-name="P28"/>
      <text:p text:style-name="P31">Clase Point3D</text:p>
      <text:p text:style-name="P25">La clase Point3D modela un punto en 3 dimensiones en coordenadas homogén<text:span text:style-name="T22">e</text:span>as (x,y,z,w).</text:p>
      <text:p text:style-name="P31"/>
      <table:table table:name="Table2" table:style-name="Table2">
        <table:table-column table:style-name="Table2.A"/>
        <table:table-row>
          <table:table-cell table:style-name="Table2.A1" office:value-type="string">
            <text:p text:style-name="P41"># Clase que representa las coordenadas homogeneas de un punto <text:s/></text:p>
            <text:p text:style-name="P41">class Point3D(): </text:p>
            <text:p text:style-name="P41"/>
            <text:p text:style-name="P41"><text:s text:c="4"/>def __init__(self, x, y, z, w): </text:p>
            <text:p text:style-name="P41"><text:s text:c="8"/>self.x = x </text:p>
            <text:p text:style-name="P41"><text:s text:c="8"/>self.y = y </text:p>
            <text:p text:style-name="P41"><text:s text:c="8"/>self.z = z </text:p>
            <text:p text:style-name="P41"><text:s text:c="8"/>self.w = w</text:p>
          </table:table-cell>
        </table:table-row>
      </table:table>
      <text:p text:style-name="P29"/>
      <text:p text:style-name="P30"/>
      <text:p text:style-name="P30"><text:soft-page-break/></text:p>
      <text:p text:style-name="P31">Clase Position()</text:p>
      <text:p text:style-name="P32">Esta clase modela la posición. <text:span text:style-name="T10">Guarda como atributos los parámetros del constructor formados por</text:span> un array con los 27 parámetros del modelo, otro array con los 22 centros de las esferas que representan los 20 joints de los dedos más los dos puntos de la palma, y la fe<text:span text:style-name="T11">ch</text:span>a hora en que se generó la captura. <text:span text:style-name="T10">Además procesa la entrada recibida para obtener las coordenadas homogéneas de las yemas de los dedos, tres puntos de la palma, el quaternion que indica la orientación de la palma y los puntos correspondientes a la base de los dedos mayor y anular que pueden ser utilizados para construir el plano que contiene la palma.</text:span></text:p>
      <text:p text:style-name="P28"/>
      <table:table table:name="Table3" table:style-name="Table3">
        <table:table-column table:style-name="Table3.A"/>
        <table:table-row>
          <table:table-cell table:style-name="Table3.A1" office:value-type="string">
            <text:p text:style-name="P42"># Clase que modela la posicion de la mano en un instante dado </text:p>
            <text:p text:style-name="P42">class Position(): </text:p>
            <text:p text:style-name="P42"/>
            <text:p text:style-name="P42"><text:s text:c="4"/>def __init__(self, currentHandPose, centros, fechaHora): </text:p>
            <text:p text:style-name="P42"><text:s text:c="8"/>""" </text:p>
            <text:p text:style-name="P42"><text:s text:c="8"/>currentHandPose: Array conteniendo los 27 parametros del modelo </text:p>
            <text:p text:style-name="P42"><text:s text:c="16"/>centros: Array con los centros de las 22 esferas utilizadas para dibujar la </text:p>
            <text:p text:style-name="P42"><text:s text:c="25"/>mano. </text:p>
            <text:p text:style-name="P42"><text:s text:c="25"/>Cada centro es un punto con coordenadas homogeneas </text:p>
            <text:p text:style-name="P42"><text:s text:c="25"/>representado como una lista de 4 coordenadas: [x, y, z, w] </text:p>
            <text:p text:style-name="P42"><text:s text:c="14"/>fechaHora: Fecha hora de creacion del objeto </text:p>
            <text:p text:style-name="P42"><text:s text:c="8"/>""" </text:p>
            <text:p text:style-name="P42"/>
            <text:p text:style-name="P42"><text:s text:c="8"/># Array con los 27 parametros de la posicion del modelo </text:p>
            <text:p text:style-name="P42"><text:s text:c="8"/>self.currentHandPose = currentHandPose </text:p>
            <text:p text:style-name="P42"><text:s text:c="8"/></text:p>
            <text:p text:style-name="P42"><text:s text:c="8"/># Centros de las esferas asociadas al modelo </text:p>
            <text:p text:style-name="P42"><text:s text:c="8"/># 20 joints de los dedos + 2 puntos de la mano = 22 puntos </text:p>
            <text:p text:style-name="P42"><text:s text:c="8"/>self.centros = centros </text:p>
            <text:p text:style-name="P42"/>
            <text:p text:style-name="P42"><text:s text:c="8"/># palmPos1 es el punto de la palma de los 27 params del modelo </text:p>
            <text:p text:style-name="P42"><text:s text:c="8"/># Sus coordenadas son los primeros 3 elementos del array de parametros </text:p>
            <text:p text:style-name="P42"><text:s text:c="8"/># currentHandPose </text:p>
            <text:p text:style-name="P42"><text:s text:c="8"/>self.p_palmPos1 = </text:p>
            <text:p text:style-name="P42"/>
            <text:p text:style-name="P42"><text:s text:c="8"/># palmPosQuat es el quaternion de los 27 params del modelo </text:p>
            <text:p text:style-name="P42"><text:s text:c="8"/>self.p_palmPosQuat = </text:p>
            <text:p text:style-name="P42"/>
            <text:p text:style-name="P42"><text:s text:c="8"/># Puntos de la palma obtenidos de la transformacion de los 27 parametros en puntos </text:p>
            <text:p text:style-name="P42"><text:s text:c="8"/># con coordenadas homogeneas </text:p>
            <text:p text:style-name="P42"><text:s text:c="8"/>self.p_palmPos2 = </text:p>
            <text:p text:style-name="P42"><text:s text:c="8"/>self.p_palmPos3 = </text:p>
            <text:p text:style-name="P42"/>
            <text:p text:style-name="P42"><text:s text:c="8"/># Los puntos de la base de los dedos mayor y anular. En general se mantienen en el </text:p>
            <text:p text:style-name="P42"><text:s text:c="8"/># mismo plano </text:p>
            <text:p text:style-name="P42"><text:s text:c="8"/>self.p_baseAnular = </text:p>
            <text:p text:style-name="P42"><text:s text:c="8"/>self.p_baseMayor = <text:s/></text:p>
            <text:p text:style-name="P42"/>
            <text:p text:style-name="P42"><text:s text:c="8"/># Las yemas de los dedos </text:p>
            <text:p text:style-name="P42"><text:s text:c="8"/>self.ft_pulgar = </text:p>
            <text:p text:style-name="P42"><text:s text:c="8"/>self.ft_indice = </text:p>
            <text:p text:style-name="P42"><text:s text:c="8"/>self.ft_mayor = </text:p>
            <text:p text:style-name="P42"><text:s text:c="8"/>self.ft_anular = </text:p>
            <text:p text:style-name="P42"><text:s text:c="8"/>self.ft_menique = </text:p>
            <text:p text:style-name="P42"/>
            <text:p text:style-name="P42"><text:s text:c="8"/># Fecha hora de creacion del objeto </text:p>
            <text:p text:style-name="P42"><text:s text:c="8"/>self.fechaHora = fechaHora </text:p>
            <text:p text:style-name="P42"/>
            <text:p text:style-name="P42"><text:soft-page-break/><text:s/></text:p>
            <text:p text:style-name="P42"><text:s text:c="4"/># Retorna la serializacion del objeto en formato JSON </text:p>
            <text:p text:style-name="P42"><text:s text:c="4"/>def toJson(self): </text:p>
            <text:p text:style-name="P42"><text:s/></text:p>
            <text:p text:style-name="P42"><text:s text:c="4"/># Retorna la serializacion del objeto en format JSON con indentacion y orden </text:p>
            <text:p text:style-name="P42"><text:s text:c="4"/>def toPrettyJson(self): </text:p>
            <text:p text:style-name="P42"/>
          </table:table-cell>
        </table:table-row>
      </table:table>
      <text:p text:style-name="P17"/>
      <text:list xml:id="list184356155548572" text:continue-numbering="true" text:style-name="L2">
        <text:list-item>
          <text:p text:style-name="P54">parseJsonPosition.py</text:p>
        </text:list-item>
      </text:list>
      <text:p text:style-name="P38"><text:span text:style-name="T15">Dado</text:span> un archivo que contiene posiciones en formato JSON, las extrae y permite mostrarlas en pantalla <text:s/><text:span text:style-name="T15">con sus atributos ordenados e indentados y graficar sus puntos. Muestra primero un gráfico con los puntos del plano de la mano y luego todos los puntos que representan la posición de la mano capturada.</text:span></text:p>
      <text:p text:style-name="P38"/>
      <text:list xml:id="list184356915875686" text:continue-numbering="true" text:style-name="L2">
        <text:list-item>
          <text:p text:style-name="P51">picarPositionsCaptura.py</text:p>
        </text:list-item>
      </text:list>
      <text:p text:style-name="P33">Dado un archivo de salida de captura del SingleHAndTracking .py, este script extrae todas las posiciones <text:span text:style-name="T14">en formato JSON</text:span> y guarda cada un en un archivo <text:span text:style-name="T14">diferente</text:span> con nombre position_n.json donde n es un secuencial que arranca en 0 . <text:span text:style-name="T14">El directorio donde genera la salida se obtiene de la variable de ambiente SALIDAS_DIR.</text:span></text:p>
      <text:p text:style-name="P33"/>
      <text:list xml:id="list184357333097949" text:continue-numbering="true" text:style-name="L2">
        <text:list-item>
          <text:p text:style-name="P51">runme.sh</text:p>
        </text:list-item>
      </text:list>
      <text:p text:style-name="P34">Script para configurar variables de <text:span text:style-name="T23">ambiente</text:span> y ejecutar el SingleHandTracker.py. En particular se configuran: </text:p>
      <text:p text:style-name="P34"/>
      <text:p text:style-name="P36"># <text:span text:style-name="T23">Directorio</text:span> con las librerías de FORTH</text:p>
      <text:p text:style-name="P36">MBV_LIBS=</text:p>
      <text:p text:style-name="P36"/>
      <text:p text:style-name="P36"># Directorio con los fuentes para modelado de Posicion" </text:p>
      <text:p text:style-name="P36">TALLER_SRC= </text:p>
      <text:p text:style-name="P36"/>
      <text:p text:style-name="P36"># Directorio donde se generan las capturas" </text:p>
      <text:p text:style-name="P36">SALIDAS_DIR=</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UY"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s" fo:country="UY"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4-20T18:43:55.720233550</dc:date>
    <meta:editing-duration>PT4H9M41S</meta:editing-duration>
    <meta:editing-cycles>61</meta:editing-cycles>
    <dc:creator>fer </dc:creator>
    <meta:document-statistic meta:table-count="3" meta:image-count="0" meta:object-count="0" meta:page-count="6" meta:paragraph-count="132" meta:word-count="1636" meta:character-count="10586" meta:non-whitespace-character-count="8521"/>
  </office:meta>
</office:document-meta>
</file>